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203.8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5" style:family="table-cell" style:parent-style-name="Default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LINK_INC_COLLOQUI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C</text:p>
          </table:table-cell>
          <table:table-cell table:style-name="ce5" office:value-type="string" calcext:value-type="string">
            <text:p>COLLOQU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COLLOQUIA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COLLOQUIA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COLLOQUIA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COLLOQUIAL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COLLOQUIAL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COLLOQUIAL 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COLLOQUIAL 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COLLOQUIAL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COLLOQUIAL 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COLLOQUIAL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COLLOQUIAL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COLLOQUIAL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COLLOQUIAL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COLLOQUIAL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COLLOQUIAL 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COLLOQUIAL 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COLLOQUIAL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COLLOQUIAL 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COLLOQUIAL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COLLOQUIAL 11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08:59:13.755448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4:16:20.917937190</meta:creation-date>
    <dc:date>2016-04-27T09:27:46.299483826</dc:date>
    <meta:editing-duration>PT5H37M37S</meta:editing-duration>
    <meta:editing-cycles>24</meta:editing-cycles>
    <meta:generator>LibreOffice/5.1.2.2$Linux_X86_64 LibreOffice_project/d3bf12ecb743fc0d20e0be0c58ca359301eb705f</meta:generator>
    <meta:document-statistic meta:table-count="1" meta:cell-count="43" meta:object-count="0"/>
  </office:meta>
</office:document-meta>
</file>